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paragraph-rsid="0002bb62" style:font-name-complex="Courier New"/>
    </style:style>
    <style:style style:name="P2" style:family="paragraph" style:parent-style-name="Standard">
      <style:text-properties style:font-name="Courier New" officeooo:rsid="0006c38f" officeooo:paragraph-rsid="0006c38f" style:font-name-complex="Courier New"/>
    </style:style>
    <style:style style:name="P3" style:family="paragraph" style:parent-style-name="Standard">
      <style:text-properties style:font-name="Courier New" officeooo:paragraph-rsid="0006c38f" style:font-name-complex="Courier New"/>
    </style:style>
    <style:style style:name="P4" style:family="paragraph" style:parent-style-name="Standard">
      <style:text-properties style:font-name="Courier New" officeooo:paragraph-rsid="0008120a" style:font-name-complex="Courier New"/>
    </style:style>
    <style:style style:name="P5" style:family="paragraph" style:parent-style-name="Standard">
      <style:text-properties style:font-name="Courier New" officeooo:rsid="0008120a" officeooo:paragraph-rsid="0008120a" style:font-name-complex="Courier New"/>
    </style:style>
    <style:style style:name="P6" style:family="paragraph" style:parent-style-name="Standard">
      <style:text-properties style:font-name="Courier New" officeooo:rsid="0008cc05" officeooo:paragraph-rsid="0008cc05" style:font-name-complex="Courier New"/>
    </style:style>
    <style:style style:name="P7" style:family="paragraph" style:parent-style-name="Standard">
      <style:text-properties style:font-name="Courier New" officeooo:rsid="000c2813" officeooo:paragraph-rsid="000c2813" style:font-name-complex="Courier New"/>
    </style:style>
    <style:style style:name="P8" style:family="paragraph" style:parent-style-name="Standard">
      <style:text-properties style:font-name="Courier New" officeooo:rsid="000c2813" officeooo:paragraph-rsid="000fb7ce" style:font-name-complex="Courier New"/>
    </style:style>
    <style:style style:name="P9" style:family="paragraph" style:parent-style-name="Standard">
      <style:text-properties style:font-name="Courier New" officeooo:paragraph-rsid="000c2813" style:font-name-complex="Courier New"/>
    </style:style>
    <style:style style:name="P10" style:family="paragraph" style:parent-style-name="Standard">
      <style:text-properties style:font-name="Courier New" officeooo:paragraph-rsid="000c8d7c" style:font-name-complex="Courier New"/>
    </style:style>
    <style:style style:name="P11" style:family="paragraph" style:parent-style-name="Standard">
      <style:text-properties style:font-name="Courier New" officeooo:paragraph-rsid="000d0819" style:font-name-complex="Courier New"/>
    </style:style>
    <style:style style:name="P12" style:family="paragraph" style:parent-style-name="Standard">
      <style:text-properties style:font-name="Courier New" officeooo:rsid="0011820d" officeooo:paragraph-rsid="0011820d" style:font-name-complex="Courier New"/>
    </style:style>
    <style:style style:name="P13" style:family="paragraph" style:parent-style-name="Standard">
      <style:text-properties style:font-name="Courier New" fo:font-size="6pt" officeooo:paragraph-rsid="0002bb62" style:font-size-asian="6pt" style:font-name-complex="Courier New" style:font-size-complex="6pt"/>
    </style:style>
    <style:style style:name="P14" style:family="paragraph" style:parent-style-name="Standard">
      <style:text-properties style:font-name="Courier New" fo:font-size="12pt" officeooo:paragraph-rsid="0002bb62" style:font-size-asian="10.5pt" style:font-name-complex="Courier New" style:font-size-complex="12pt"/>
    </style:style>
    <style:style style:name="P15" style:family="paragraph" style:parent-style-name="Standard">
      <style:text-properties style:font-name="Courier New" fo:font-size="12pt" officeooo:rsid="0003a0c3" officeooo:paragraph-rsid="00054dfb" style:font-size-asian="10.5pt" style:font-name-complex="Courier New" style:font-size-complex="12pt"/>
    </style:style>
    <style:style style:name="P16" style:family="paragraph" style:parent-style-name="Standard">
      <style:text-properties style:font-name="Courier New" fo:font-size="12pt" officeooo:rsid="00054dfb" officeooo:paragraph-rsid="00054dfb" style:font-size-asian="10.5pt" style:font-name-complex="Courier New" style:font-size-complex="12pt"/>
    </style:style>
    <style:style style:name="P17" style:family="paragraph" style:parent-style-name="Standard">
      <style:text-properties style:font-name="Courier New" fo:font-size="12pt" officeooo:rsid="0006c38f" officeooo:paragraph-rsid="0006c38f" style:font-size-asian="10.5pt" style:font-name-complex="Courier New" style:font-size-complex="12pt"/>
    </style:style>
    <style:style style:name="P18" style:family="paragraph" style:parent-style-name="Standard">
      <style:text-properties style:font-name="Courier New" fo:font-size="12pt" officeooo:rsid="000f02b8" officeooo:paragraph-rsid="000f02b8" style:font-size-asian="10.5pt" style:font-name-complex="Courier New" style:font-size-complex="12pt"/>
    </style:style>
    <style:style style:name="P19" style:family="paragraph" style:parent-style-name="Standard">
      <style:text-properties style:font-name="Courier New" fo:font-size="12pt" officeooo:rsid="00135025" officeooo:paragraph-rsid="00135025" style:font-size-asian="10.5pt" style:font-name-complex="Courier New" style:font-size-complex="12pt"/>
    </style:style>
    <style:style style:name="P20" style:family="paragraph" style:parent-style-name="Standard">
      <style:text-properties style:font-name="Courier New" fo:font-size="9pt" officeooo:paragraph-rsid="0002bb62" style:font-size-asian="9pt" style:font-name-complex="Courier New" style:font-size-complex="9pt"/>
    </style:style>
    <style:style style:name="P21" style:family="paragraph" style:parent-style-name="Standard">
      <style:text-properties style:font-name="Courier New" fo:font-size="9pt" officeooo:paragraph-rsid="00067b54" style:font-size-asian="9pt" style:font-name-complex="Courier New" style:font-size-complex="9pt"/>
    </style:style>
    <style:style style:name="P22" style:family="paragraph" style:parent-style-name="Standard">
      <style:text-properties style:font-name="Courier New" style:text-underline-style="none" officeooo:rsid="0008cc05" officeooo:paragraph-rsid="000a967f" style:font-name-complex="Courier New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officeooo:rsid="000c2813" style:font-name-complex="Courier New"/>
    </style:style>
    <style:style style:name="T3" style:family="text">
      <style:text-properties officeooo:rsid="00054dfb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a967f"/>
    </style:style>
    <style:style style:name="T6" style:family="text">
      <style:text-properties officeooo:rsid="00067b54"/>
    </style:style>
    <style:style style:name="T7" style:family="text">
      <style:text-properties officeooo:rsid="0006c38f"/>
    </style:style>
    <style:style style:name="T8" style:family="text">
      <style:text-properties officeooo:rsid="0008120a"/>
    </style:style>
    <style:style style:name="T9" style:family="text">
      <style:text-properties officeooo:rsid="0008cc05"/>
    </style:style>
    <style:style style:name="T10" style:family="text">
      <style:text-properties officeooo:rsid="000a967f"/>
    </style:style>
    <style:style style:name="T11" style:family="text">
      <style:text-properties officeooo:rsid="000a9903"/>
    </style:style>
    <style:style style:name="T12" style:family="text">
      <style:text-properties officeooo:rsid="000c2813"/>
    </style:style>
    <style:style style:name="T13" style:family="text">
      <style:text-properties officeooo:rsid="000c8d7c"/>
    </style:style>
    <style:style style:name="T14" style:family="text">
      <style:text-properties officeooo:rsid="000d0819"/>
    </style:style>
    <style:style style:name="T15" style:family="text">
      <style:text-properties officeooo:rsid="000fb7ce"/>
    </style:style>
    <style:style style:name="T16" style:family="text">
      <style:text-properties officeooo:rsid="001077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4"/>
      <text:p text:style-name="P19">Bob Dylan - To Fall In Love With You </text:p>
      <text:p text:style-name="P19"><text:s text:c="12"/>https://www.youtube.com/watch?v=Fqi9BNl1OhA</text:p>
      <text:p text:style-name="P19"/>
      <text:p text:style-name="P19">This is in the key of B. Capo 4 makes for easier chords.</text:p>
      <text:p text:style-name="P19">If you tune your guitar down a half step you can play without a capo using another easy set of chords, </text:p>
      <text:p text:style-name="P19">C F G Am. (Just hit the transpose up button +5 on UG to change the chords here). </text:p>
      <text:p text:style-name="P19"/>
      <text:p text:style-name="P19">Except for the G D Em C sequence, the D-chords are just brief transitions to the next chord. </text:p>
      <text:p text:style-name="P19">Much simpler to learn if you think of it as C C Em C x2, G D Em C x2, Em G G. Strum pattern shown is </text:p>
      <text:p text:style-name="P19">just a rough guide. Play the D's for that last u-d-u. You can already be leaving D on the last up.</text:p>
      <text:p text:style-name="P19"/>
      <text:p text:style-name="P19"/>
      <text:p text:style-name="P19">Many of the words are hard to make out. He wasn't finished figuring them out so don't worry </text:p>
      <text:p text:style-name="P19">too much about it. Go with what seems right to you — make it better! <text:s text:c="2"/>Tabbed by --Art</text:p>
      <text:p text:style-name="P19"/>
      <text:p text:style-name="P19"/>
      <text:p text:style-name="P19"/>
      <text:p text:style-name="P19">Capo 4 (key of B)</text:p>
      <text:p text:style-name="P19"/>
      <text:p text:style-name="P19"/>
      <text:p text:style-name="P19">[Intro]</text:p>
      <text:p text:style-name="P19">(You can briefly hit D before each G in the intro)</text:p>
      <text:p text:style-name="P19">G G G G</text:p>
      <text:p text:style-name="P19"/>
      <text:p text:style-name="P19"/>
      <text:p text:style-name="P19">[Verse 1]</text:p>
      <text:p text:style-name="P19"><text:s text:c="7"/>D <text:s text:c="3"/>C <text:s text:c="7"/>D <text:s text:c="5"/>C</text:p>
      <text:p text:style-name="P19">A tear goes down, my day is real </text:p>
      <text:p text:style-name="P19"><text:s text:c="9"/>D <text:s text:c="5"/>Em <text:s text:c="4"/>D <text:s text:c="5"/>C</text:p>
      <text:p text:style-name="P19">Put your drying eye, upon the same </text:p>
      <text:p text:style-name="P19"><text:s text:c="5"/>D <text:s text:c="6"/>C <text:s text:c="8"/>D <text:s text:c="6"/>C</text:p>
      <text:p text:style-name="P19">Each needs a road, for me from you </text:p>
      <text:p text:style-name="P19"><text:s text:c="5"/>D <text:s text:c="2"/>Em <text:s text:c="8"/>D <text:s text:c="4"/>C</text:p>
      <text:p text:style-name="P19">What paradise? What can I do? </text:p>
      <text:p text:style-name="P19"/>
      <text:p text:style-name="P19"><text:s text:c="13"/>G <text:s text:c="17"/>D</text:p>
      <text:p text:style-name="P19">That die for my, and the day is dark </text:p>
      <text:p text:style-name="P19"><text:s text:c="10"/>Em <text:s text:c="16"/>C</text:p>
      <text:p text:style-name="P19">I can’t believe, for him to touch </text:p>
      <text:p text:style-name="P19"><text:s text:c="13"/>G <text:s text:c="15"/>D</text:p>
      <text:p text:style-name="P19">What I could find, oh time is right </text:p>
      <text:p text:style-name="P19"><text:soft-page-break/><text:s text:c="13"/>Em <text:s text:c="14"/>C</text:p>
      <text:p text:style-name="P19">If I fell in love, to fall in love </text:p>
      <text:p text:style-name="P19"><text:s text:c="3"/>D <text:s text:c="6"/>Em <text:s text:c="3"/>D <text:s text:c="3"/>G <text:s text:c="5"/>G</text:p>
      <text:p text:style-name="P19">To fall in love, with you. </text:p>
      <text:p text:style-name="P19"/>
      <text:p text:style-name="P19"/>
      <text:p text:style-name="P19">[Verse 2]</text:p>
      <text:p text:style-name="P19"><text:s text:c="4"/>D <text:s text:c="5"/>C <text:s text:c="8"/>D <text:s text:c="6"/>C</text:p>
      <text:p text:style-name="P19">The day is dark, our time is right </text:p>
      <text:p text:style-name="P19"><text:s text:c="4"/>D <text:s text:c="5"/>Em <text:s text:c="9"/>D <text:s text:c="5"/>C</text:p>
      <text:p text:style-name="P19">Day in the night, deep in the night </text:p>
      <text:p text:style-name="P19"><text:s text:c="8"/>D <text:s text:c="5"/>C <text:s text:c="12"/>D <text:s text:c="3"/>C</text:p>
      <text:p text:style-name="P19">I can’t yet be back, I heard my-a surprise </text:p>
      <text:p text:style-name="P19"><text:s text:c="9"/>D <text:s text:c="6"/>Em <text:s text:c="13"/>D <text:s text:c="6"/>C</text:p>
      <text:p text:style-name="P19">I see it in your lips, I knew it in your eyes </text:p>
      <text:p text:style-name="P19"/>
      <text:p text:style-name="P19"><text:s text:c="17"/>G <text:s text:c="18"/>D</text:p>
      <text:p text:style-name="P19">Well I feel your love, and I feel no shame </text:p>
      <text:p text:style-name="P19"><text:s text:c="21"/>Em <text:s text:c="16"/>C</text:p>
      <text:p text:style-name="P19">I can’t unleash your heart, I call your name </text:p>
      <text:p text:style-name="P19"><text:s text:c="15"/>G <text:s text:c="13"/>D</text:p>
      <text:p text:style-name="P19">What you’re to me, what can I do? </text:p>
      <text:p text:style-name="P19"><text:s text:c="11"/>Em <text:s text:c="14"/>C</text:p>
      <text:p text:style-name="P19">To fall in love, to fall in love, </text:p>
      <text:p text:style-name="P19"><text:s text:c="3"/>D <text:s text:c="6"/>Em <text:s text:c="3"/>D <text:s text:c="3"/>G <text:s text:c="5"/>G</text:p>
      <text:p text:style-name="P19">To fall in love, with you. </text:p>
      <text:p text:style-name="P19"/>
      <text:p text:style-name="P19"/>
      <text:p text:style-name="P19">[Verse 3]</text:p>
      <text:p text:style-name="P19"><text:s text:c="3"/>D <text:s text:c="3"/>C <text:s text:c="7"/>D <text:s text:c="5"/>C</text:p>
      <text:p text:style-name="P19">It just rolls, upon the sand </text:p>
      <text:p text:style-name="P19"><text:s text:c="5"/>D <text:s text:c="7"/>Em <text:s text:c="6"/>D <text:s text:c="5"/>C</text:p>
      <text:p text:style-name="P19">Ever this for now, I’m made a man </text:p>
      <text:p text:style-name="P19"><text:s text:c="4"/>D <text:s text:c="7"/>C <text:s text:c="8"/>D <text:s text:c="4"/>C</text:p>
      <text:p text:style-name="P19">Can make you see, what I can find </text:p>
      <text:p text:style-name="P19"><text:s text:c="10"/>D <text:s text:c="4"/>Em <text:s text:c="12"/>D <text:s text:c="4"/>C</text:p>
      <text:p text:style-name="P19">I know it in my days, ah in my daily mind </text:p>
      <text:p text:style-name="P19"/>
      <text:p text:style-name="P19"><text:s text:c="13"/>G <text:s text:c="14"/>D</text:p>
      <text:p text:style-name="P19">Oh will ages roll, will ages fly? </text:p>
      <text:p text:style-name="P19"><text:s text:c="12"/>Em <text:s text:c="16"/>C</text:p>
      <text:p text:style-name="P19">I hear your name, where angels lie. </text:p>
      <text:p text:style-name="P19"><text:s text:c="10"/>G <text:s text:c="21"/>D</text:p>
      <text:p text:style-name="P19">What do I know? For to come it’s true. </text:p>
      <text:p text:style-name="P19"><text:s text:c="11"/>Em <text:s text:c="14"/>C</text:p>
      <text:p text:style-name="P19">To fall in love, to fall in love, </text:p>
      <text:p text:style-name="P19"><text:s text:c="3"/>D <text:s text:c="6"/>Em <text:s text:c="3"/>D <text:s text:c="3"/>G <text:s text:c="5"/>G</text:p>
      <text:p text:style-name="P19">To fall in love, with you. </text:p>
      <text:p text:style-name="P19"/>
      <text:p text:style-name="P19"><text:soft-page-break/></text:p>
      <text:p text:style-name="P19">[Verse 4]</text:p>
      <text:p text:style-name="P19"><text:s text:c="4"/>D <text:s text:c="6"/>C <text:s text:c="11"/>D <text:s text:c="3"/>C</text:p>
      <text:p text:style-name="P19">How can the doors, trust on a nail? </text:p>
      <text:p text:style-name="P19"><text:s text:c="10"/>D <text:s text:c="4"/>Em <text:s text:c="13"/>D <text:s text:c="4"/>C</text:p>
      <text:p text:style-name="P19">How can I be surprised, of most every day? </text:p>
      <text:p text:style-name="P19"><text:s text:c="7"/>D <text:s text:c="6"/>C <text:s text:c="12"/>D <text:s text:c="5"/>C</text:p>
      <text:p text:style-name="P19">In the distant road, I can’t be the same</text:p>
      <text:p text:style-name="P19"><text:s text:c="2"/>D <text:s text:c="6"/>Em <text:s text:c="5"/>D <text:s text:c="6"/>C</text:p>
      <text:p text:style-name="P19">I feel no love, I feel no shame </text:p>
      <text:p text:style-name="P19"/>
      <text:p text:style-name="P19"><text:s text:c="20"/>G <text:s text:c="15"/>D</text:p>
      <text:p text:style-name="P19">I can not watch the bay, out on my unknown </text:p>
      <text:p text:style-name="P19"><text:s text:c="17"/>Em <text:s text:c="18"/>C</text:p>
      <text:p text:style-name="P19">we've a destined man, I can attest it all </text:p>
      <text:p text:style-name="P19"><text:s text:c="22"/>G <text:s text:c="18"/>D</text:p>
      <text:p text:style-name="P19">I didn’t know I could find, where I could go </text:p>
      <text:p text:style-name="P19"><text:s text:c="11"/>Em <text:s text:c="14"/>C</text:p>
      <text:p text:style-name="P19">To fall in love, to fall in love, </text:p>
      <text:p text:style-name="P19"><text:s text:c="3"/>D <text:s text:c="6"/>Em <text:s text:c="3"/>D <text:s text:c="3"/>G <text:s text:c="5"/>G</text:p>
      <text:p text:style-name="P19">To fall in love, with you. </text:p>
      <text:p text:style-name="P19"/>
      <text:p text:style-name="P19"/>
      <text:p text:style-name="P19">[Outro]</text:p>
      <text:p text:style-name="P19">(~same)</text:p>
      <text:p text:style-name="P19">D C <text:s text:c="2"/>D C <text:s text:c="2"/>D Em <text:s text:c="2"/>D C</text:p>
      <text:p text:style-name="P19">D C <text:s text:c="2"/>D C <text:s text:c="2"/>D Em <text:s text:c="2"/>D C</text:p>
      <text:p text:style-name="P19">G <text:s text:c="2"/>D <text:s text:c="2"/>D Em <text:s text:c="2"/>D C</text:p>
      <text:p text:style-name="P19">G <text:s text:c="2"/>D <text:s text:c="2"/>D Em <text:s text:c="2"/>D C</text:p>
      <text:p text:style-name="P19">D Em <text:s text:c="2"/>D G <text:s text:c="2"/>G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Bob Dylan - To Fall In Love With You </text:p>
      <text:p text:style-name="P14"/>
      <text:p text:style-name="P16">Thanks to Pete Sugarman's youtube videos for publicising this <text:span text:style-name="T7">apparently </text:span>lost song <text:span text:style-name="T11">of that never made it past</text:span> <text:span text:style-name="T8">the</text:span> rough draft <text:span text:style-name="T8">stage. He has a few other old recordings of Dylan posted as well.</text:span> </text:p>
      <text:p text:style-name="P18"><text:a xlink:type="simple" xlink:href="https://www.youtube.com/watch?v=ZlsLg7kQcL4" text:style-name="Internet_20_link" text:visited-style-name="Visited_20_Internet_20_Link">https://www.youtube.com/watch?v=ZlsLg7kQcL4</text:a></text:p>
      <text:p text:style-name="P18"><text:soft-page-break/></text:p>
      <text:p text:style-name="P16">This is in the key of B, though it's unusual in that it doesn't arrive at B (here = G with the capo 4) until far into the song. Capo 4 makes for easier chords.</text:p>
      <text:p text:style-name="P15">If you tune your guitar down a half step you can play <text:span text:style-name="T8">without a capo using another easy set of chords, </text:span>C F G Am. (<text:span text:style-name="T8">J</text:span>ust hit the transpose up <text:span text:style-name="T3">5</text:span> button on UG <text:span text:style-name="T8">to change the chords here</text:span>). </text:p>
      <text:p text:style-name="P15"/>
      <text:p text:style-name="P17">The D-chords in the first lines of the verses are just brief transitions to the next chord. <text:span text:style-name="T11">Many of the words are hard to make out. He wasn't finished figuring them out so don't worry too much about it. Go with what seems right to you — make it better! <text:s/>--Art</text:span></text:p>
      <text:p text:style-name="P15"/>
      <text:p text:style-name="P15"/>
      <text:p text:style-name="P20">F# E F# E F# G#m F# E <text:s text:c="2"/>F# E F# G#m F# E <text:s text:c="3"/>B F# G#m F# <text:s text:c="2"/>B F# G#m F# <text:s text:c="2"/>E F# B.</text:p>
      <text:p text:style-name="P21"><text:span text:style-name="T6">D C D C D EM D C <text:s text:c="7"/>D C D EM D C <text:s text:c="7"/>G D EM D <text:s text:c="5"/>G D EM D <text:s text:c="5"/>C D G</text:span></text:p>
      <text:p text:style-name="P20"/>
      <text:p text:style-name="P5">Capo 4 (key of B)</text:p>
      <text:p text:style-name="P1"/>
      <text:p text:style-name="P12">[Intro]</text:p>
      <text:p text:style-name="P2">G G G G</text:p>
      <text:p text:style-name="P12">(You can briefly hit the D before each G)</text:p>
      <text:p text:style-name="P1"/>
      <text:p text:style-name="P7">[Verse 1]</text:p>
      <text:p text:style-name="P1"><text:s text:c="2"/><text:span text:style-name="T7">D</text:span> <text:s text:c="8"/><text:span text:style-name="T6">C <text:s text:c="6"/>D <text:s text:c="5"/>C</text:span></text:p>
      <text:p text:style-name="P1">A tear goes down my day is real </text:p>
      <text:p text:style-name="P1"><text:s text:c="9"/><text:span text:style-name="T7">D</text:span> <text:s text:c="5"/><text:span text:style-name="T7">Em <text:s text:c="3"/>D <text:s text:c="5"/>C</text:span></text:p>
      <text:p text:style-name="P1">but your drying eye upon the <text:span text:style-name="T4">shame</text:span> </text:p>
      <text:p text:style-name="P3"><text:s text:c="5"/><text:span text:style-name="T7">D</text:span> <text:s text:c="6"/><text:span text:style-name="T6">C <text:s text:c="7"/>D <text:s text:c="6"/>C</text:span></text:p>
      <text:p text:style-name="P1">Each needs a road for me from you </text:p>
      <text:p text:style-name="P3"><text:s text:c="5"/><text:span text:style-name="T7">D</text:span> <text:s text:c="2"/><text:span text:style-name="T7">Em <text:s text:c="8"/>D <text:s text:c="4"/>C</text:span></text:p>
      <text:p text:style-name="P3"><text:span text:style-name="T10">W</text:span>hat <text:span text:style-name="T4">paradise</text:span>? <text:span text:style-name="T10">W</text:span>hat can I do? </text:p>
      <text:p text:style-name="P1"/>
      <text:p text:style-name="P1"><text:s text:c="13"/><text:span text:style-name="T6">G <text:s text:c="17"/>D</text:span></text:p>
      <text:p text:style-name="P1">That die for my, and the day is dark </text:p>
      <text:p text:style-name="P1"><text:s text:c="10"/><text:span text:style-name="T7">Em <text:s text:c="13"/>C</text:span></text:p>
      <text:p text:style-name="P1">I can’t believe, for your touch </text:p>
      <text:p text:style-name="P4"><text:s text:c="13"/><text:span text:style-name="T6">G <text:s text:c="15"/>D</text:span></text:p>
      <text:p text:style-name="P4">What I could find, oh time is right </text:p>
      <text:p text:style-name="P7"/>
      <text:p text:style-name="P7">[Chorus]</text:p>
      <text:p text:style-name="P4"><text:s text:c="13"/><text:span text:style-name="T7">Em <text:s text:c="14"/>C</text:span></text:p>
      <text:p text:style-name="P1">If I fell in love, to fall in love </text:p>
      <text:p text:style-name="P4"><text:s text:c="3"/><text:span text:style-name="T11">D</text:span> <text:s text:c="6"/><text:span text:style-name="T7">Em <text:s text:c="3"/>D <text:s text:c="3"/>G</text:span></text:p>
      <text:p text:style-name="P4">To fall in love, with you </text:p>
      <text:p text:style-name="P1"/>
      <text:p text:style-name="P1"/>
      <text:p text:style-name="P1"/>
      <text:p text:style-name="P7">[Verse 2]</text:p>
      <text:p text:style-name="P9"><text:s text:c="4"/><text:span text:style-name="T7">D</text:span> <text:s text:c="5"/><text:span text:style-name="T6">C <text:s text:c="8"/>D <text:s text:c="6"/>C</text:span></text:p>
      <text:p text:style-name="P9"><text:soft-page-break/>The day is dark, our time is right </text:p>
      <text:p text:style-name="P9"><text:s text:c="4"/><text:span text:style-name="T7">D</text:span> <text:s text:c="5"/><text:span text:style-name="T7">Em <text:s text:c="9"/>D <text:s text:c="5"/>C</text:span></text:p>
      <text:p text:style-name="P9"><text:span text:style-name="T13">D</text:span>ay in the night, deep in the night </text:p>
      <text:p text:style-name="P9"><text:s text:c="8"/><text:span text:style-name="T7">D</text:span> <text:s text:c="5"/><text:span text:style-name="T6">C <text:s text:c="12"/>D <text:s text:c="3"/>C</text:span></text:p>
      <text:p text:style-name="P9">I can’t yet be back, I heard my-<text:span text:style-name="T9">a</text:span> surprise </text:p>
      <text:p text:style-name="P10"><text:s text:c="9"/><text:span text:style-name="T7">D</text:span> <text:s text:c="6"/><text:span text:style-name="T7">Em <text:s text:c="13"/>D <text:s text:c="6"/>C</text:span></text:p>
      <text:p text:style-name="P10">I see it in your lips, I knew it in your eyes </text:p>
      <text:p text:style-name="P11"/>
      <text:p text:style-name="P11"><text:s text:c="17"/><text:span text:style-name="T6">G <text:s text:c="18"/>D</text:span></text:p>
      <text:p text:style-name="P11">Well I feel your love, and I feel no shame </text:p>
      <text:p text:style-name="P11"><text:s text:c="21"/><text:span text:style-name="T7">Em <text:s text:c="16"/>C</text:span></text:p>
      <text:p text:style-name="P11">I can’t unleash your <text:span text:style-name="T5">heart,</text:span> I call your name </text:p>
      <text:p text:style-name="P11"><text:s text:c="15"/><text:span text:style-name="T6">G <text:s text:c="13"/>D</text:span></text:p>
      <text:p text:style-name="P11">What you’re to me, what can I do? </text:p>
      <text:p text:style-name="P1"/>
      <text:p text:style-name="P7">[Chorus]</text:p>
      <text:p text:style-name="P11"><text:s text:c="11"/><text:span text:style-name="T7">Em <text:s text:c="14"/>C</text:span></text:p>
      <text:p text:style-name="P11">To fall in love, <text:span text:style-name="T12">t</text:span>o fall in love, </text:p>
      <text:p text:style-name="P11"><text:s text:c="3"/><text:span text:style-name="T11">D</text:span> <text:s text:c="6"/><text:span text:style-name="T7">Em <text:s text:c="3"/>D <text:s text:c="3"/>G</text:span></text:p>
      <text:p text:style-name="P11">To fall in love, with you. </text:p>
      <text:p text:style-name="P11"/>
      <text:p text:style-name="P1"/>
      <text:p text:style-name="P1"/>
      <text:p text:style-name="P9"><text:span text:style-name="T12">[Verse 3]</text:span></text:p>
      <text:p text:style-name="P9"><text:s text:c="3"/><text:span text:style-name="T7">D</text:span> <text:s text:c="3"/><text:span text:style-name="T6">C <text:s text:c="7"/>D <text:s text:c="5"/>C</text:span></text:p>
      <text:p text:style-name="P9">It just rolls, upon the sand </text:p>
      <text:p text:style-name="P10"><text:s text:c="5"/><text:span text:style-name="T7">D</text:span> <text:s text:c="7"/><text:span text:style-name="T7">Em <text:s text:c="6"/>D <text:s text:c="5"/>C</text:span></text:p>
      <text:p text:style-name="P10"><text:span text:style-name="T12">E</text:span>ver this for now, I’m made a man </text:p>
      <text:p text:style-name="P9"><text:s text:c="4"/><text:span text:style-name="T7">D</text:span> <text:s text:c="7"/><text:span text:style-name="T6">C <text:s text:c="8"/>D <text:s text:c="4"/>C</text:span></text:p>
      <text:p text:style-name="P9"><text:span text:style-name="T12">C</text:span>an make you see, what I can find </text:p>
      <text:p text:style-name="P10"><text:s text:c="10"/><text:span text:style-name="T7">D</text:span> <text:s text:c="4"/><text:span text:style-name="T7">Em <text:s text:c="12"/>D <text:s text:c="4"/>C</text:span></text:p>
      <text:p text:style-name="P10">I know it in my days, ah in my daily mind </text:p>
      <text:p text:style-name="P1"/>
      <text:p text:style-name="P11"><text:s text:c="13"/><text:span text:style-name="T6">G <text:s text:c="14"/>D</text:span></text:p>
      <text:p text:style-name="P11">Oh will ages roll, will ages fly? </text:p>
      <text:p text:style-name="P11"><text:s text:c="12"/><text:span text:style-name="T7">Em <text:s text:c="16"/>C</text:span></text:p>
      <text:p text:style-name="P11">I hear your name, where angels lie. </text:p>
      <text:p text:style-name="P11"><text:s text:c="10"/><text:span text:style-name="T6">G <text:s text:c="21"/>D</text:span></text:p>
      <text:p text:style-name="P11">What do I know? <text:span text:style-name="T14">F</text:span>or to come it’s true. </text:p>
      <text:p text:style-name="P1"/>
      <text:p text:style-name="P7">[Chorus]</text:p>
      <text:p text:style-name="P9"><text:s text:c="11"/><text:span text:style-name="T7">Em <text:s text:c="14"/>C</text:span></text:p>
      <text:p text:style-name="P9">To fall in love, <text:span text:style-name="T12">t</text:span>o fall in love, </text:p>
      <text:p text:style-name="P11"><text:s text:c="3"/><text:span text:style-name="T11">D</text:span> <text:s text:c="6"/><text:span text:style-name="T7">Em <text:s text:c="3"/>D <text:s text:c="3"/>G</text:span></text:p>
      <text:p text:style-name="P11">To fall in love, with you. </text:p>
      <text:p text:style-name="P11"/>
      <text:p text:style-name="P1"/>
      <text:p text:style-name="P7">[Verse 4]</text:p>
      <text:p text:style-name="P9"><text:s text:c="4"/><text:span text:style-name="T7">D</text:span> <text:s text:c="6"/><text:span text:style-name="T6">C <text:s text:c="11"/>D <text:s text:c="3"/>C</text:span></text:p>
      <text:p text:style-name="P9"><text:soft-page-break/>How can the doors, trust on a nail? </text:p>
      <text:p text:style-name="P10"><text:s text:c="10"/><text:span text:style-name="T7">D</text:span> <text:s text:c="4"/><text:span text:style-name="T7">Em <text:s text:c="13"/>D <text:s text:c="4"/>C</text:span></text:p>
      <text:p text:style-name="P10">how can I be surprised, of most every day? </text:p>
      <text:p text:style-name="P9"><text:s text:c="7"/><text:span text:style-name="T7">D</text:span> <text:s text:c="6"/><text:span text:style-name="T6">C <text:s text:c="12"/>D <text:s text:c="5"/>C</text:span></text:p>
      <text:p text:style-name="P9">In the distant road, I can’t be the same</text:p>
      <text:p text:style-name="P10"><text:s text:c="2"/><text:span text:style-name="T7">D</text:span> <text:s text:c="6"/><text:span text:style-name="T7">Em <text:s text:c="5"/>D <text:s text:c="6"/>C</text:span></text:p>
      <text:p text:style-name="P10">I feel no love, I feel no shame </text:p>
      <text:p text:style-name="P1"/>
      <text:p text:style-name="P11"><text:s text:c="18"/><text:span text:style-name="T6">G <text:s text:c="13"/>D</text:span></text:p>
      <text:p text:style-name="P11">I can’t watch the bay, out on my own </text:p>
      <text:p text:style-name="P11"><text:s text:c="17"/><text:span text:style-name="T7">Em <text:s text:c="18"/>C</text:span></text:p>
      <text:p text:style-name="P11">we’ve a destined man, I can attest it all </text:p>
      <text:p text:style-name="P11"><text:s text:c="17"/><text:span text:style-name="T6">G <text:s text:c="18"/>D</text:span></text:p>
      <text:p text:style-name="P11">I didn’t I could find, where I could go </text:p>
      <text:p text:style-name="P1"/>
      <text:p text:style-name="P7">[Chorus]</text:p>
      <text:p text:style-name="P11"><text:s text:c="11"/><text:span text:style-name="T7">Em <text:s text:c="14"/>C</text:span></text:p>
      <text:p text:style-name="P11">To fall in love, <text:span text:style-name="T12">t</text:span>o fall in love, </text:p>
      <text:p text:style-name="P11"><text:s text:c="3"/><text:span text:style-name="T11">D</text:span> <text:s text:c="6"/><text:span text:style-name="T7">Em <text:s text:c="3"/>D <text:s text:c="3"/>G</text:span></text:p>
      <text:p text:style-name="P11">To fall in love, with you. </text:p>
      <text:p text:style-name="P11"/>
      <text:p text:style-name="P1"/>
      <text:p text:style-name="P7">[Out]</text:p>
      <text:p text:style-name="P7">(same)</text:p>
      <text:p text:style-name="P8"><text:span text:style-name="T15">D </text:span>C <text:s text:c="2"/><text:span text:style-name="T15">D </text:span>C <text:s text:c="2"/><text:span text:style-name="T15">D </text:span>Em <text:s text:c="2"/><text:span text:style-name="T15">D </text:span>C</text:p>
      <text:p text:style-name="P8"><text:span text:style-name="T15">D </text:span>C <text:s text:c="2"/><text:span text:style-name="T15">D </text:span>C <text:s text:c="2"/><text:span text:style-name="T15">D </text:span>Em <text:s text:c="2"/><text:span text:style-name="T15">D </text:span>C</text:p>
      <text:p text:style-name="P7">G <text:s text:c="2"/>D <text:s text:c="2"/><text:span text:style-name="T15">D </text:span>Em <text:s text:c="2"/><text:span text:style-name="T15">D </text:span>C</text:p>
      <text:p text:style-name="P8">G <text:s text:c="2"/>D <text:s text:c="2"/><text:span text:style-name="T15">D </text:span>Em <text:s text:c="2"/><text:span text:style-name="T15">D </text:span>C</text:p>
      <text:p text:style-name="P8"><text:span text:style-name="T15">D</text:span> Em <text:s text:c="2"/><text:span text:style-name="T15">D </text:span>G <text:s text:c="2"/><text:span text:style-name="T16">G</text:span></text:p>
      <text:p text:style-name="P7"/>
      <text:p text:style-name="P1"/>
      <text:p text:style-name="P1"/>
      <text:p text:style-name="P6">heart, horde?</text:p>
      <text:p text:style-name="P6">Shame, same, <text:span text:style-name="T10">sane, Seine</text:span></text:p>
      <text:p text:style-name="P22">Paradise, <text:span text:style-name="T10">pair of eyes, Paris eyes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23:19:57.977000000</meta:creation-date>
    <dc:date>2017-01-26T22:20:48.987000000</dc:date>
    <meta:editing-duration>PT5H36M54S</meta:editing-duration>
    <meta:editing-cycles>10</meta:editing-cycles>
    <meta:generator>LibreOffice/4.4.3.2$Windows_x86 LibreOffice_project/88805f81e9fe61362df02b9941de8e38a9b5fd16</meta:generator>
    <meta:document-statistic meta:table-count="0" meta:image-count="0" meta:object-count="0" meta:page-count="6" meta:paragraph-count="199" meta:word-count="1336" meta:character-count="7251" meta:non-whitespace-character-count="4052"/>
  </office:meta>
</office:document-meta>
</file>